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Vrinda" svg:font-family="Vrinda" style:font-family-generic="system" style:font-pitch="variable"/>
  </office:font-face-decls>
  <office:automatic-styles>
    <style:style style:name="P1" style:family="paragraph" style:parent-style-name="Standard" style:master-page-name="Standard">
      <style:paragraph-properties style:page-number="auto"/>
      <style:text-properties fo:color="#545454" style:font-name="Helvetica" officeooo:rsid="0016695b" officeooo:paragraph-rsid="0016695b" style:font-name-complex="Helvetica1"/>
    </style:style>
    <style:style style:name="P2" style:family="paragraph" style:parent-style-name="Standard">
      <style:text-properties fo:color="#545454" style:font-name="Helvetica" style:font-name-complex="Helvetica1"/>
    </style:style>
    <style:style style:name="P3" style:family="paragraph" style:parent-style-name="Standard">
      <style:text-properties fo:color="#545454" style:font-name="Helvetica" officeooo:rsid="0016695b" officeooo:paragraph-rsid="0016695b" style:font-name-complex="Helvetic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p&gt;Orbs | The Developer – is a Portfolio and Blog, to presents your services. The Template is presented in four home page versions. The Blog is also available with the dashboard. It can be customized for the everyone including Freelancer and even for the team.&lt;/p&gt;&lt;/br&gt;</text:p>
      <text:p text:style-name="P3">&lt;h4&gt;Features:&lt;/h4&gt;&lt;br&gt;</text:p>
      <text:p text:style-name="P3">&lt;ul&gt;</text:p>
      <text:p text:style-name="P3">&lt;li&gt;Fully Responsive&lt;/li&gt;</text:p>
      <text:p text:style-name="P3">&lt;li&gt;Blog with Dashboard&lt;/li&gt;</text:p>
      <text:p text:style-name="P3">&lt;li&gt;Bootstrap 4&lt;/li&gt;</text:p>
      <text:p text:style-name="P3">&lt;li&gt;Font Awesome&lt;/li&gt;</text:p>
      <text:p text:style-name="P3">&lt;li&gt;HTML and CSS&lt;/li&gt;</text:p>
      <text:p text:style-name="P3">&lt;li&gt;ParticleJs Background&lt;/li&gt;</text:p>
      <text:p text:style-name="P3">&lt;li&gt;Carousels&lt;/li&gt;</text:p>
      <text:p text:style-name="P3">&lt;li&gt;Easy Customization&lt;/li&gt;</text:p>
      <text:p text:style-name="P3">&lt;li&gt;Mobile Support&lt;/li&gt;</text:p>
      <text:p text:style-name="P3">&lt;/ul&gt;</text:p>
      <text:p text:style-name="P3"/>
      <text:p text:style-name="P3">Orbs | The Developer Theme</text:p>
      <text:p text:style-name="P3"/>
      <text:p text:style-name="P3">Portfolio, Blog with Dashboard, Fully Responsive</text:p>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Vrind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Vrind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meta:editing-cycles>
    <meta:creation-date>2018-02-13T15:50:00</meta:creation-date>
    <dc:date>2018-03-29T12:26:01.608821138</dc:date>
    <meta:editing-duration>PT18M2S</meta:editing-duration>
    <meta:generator>LibreOffice/5.1.6.2$Linux_X86_64 LibreOffice_project/10m0$Build-2</meta:generator>
    <meta:document-statistic meta:table-count="0" meta:image-count="0" meta:object-count="0" meta:page-count="1" meta:paragraph-count="15" meta:word-count="77" meta:character-count="587" meta:non-whitespace-character-count="5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